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CommandImpl.execute( String s , PrintStream out , PrintStream er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HeadersCommandImpl.printHeaders( PrintStream out ,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eaders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CommandImpl.Headers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